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6b4794" draw:marker-start-width="0.155cm" draw:marker-end-width="0.155cm" draw:fill-color="#e6e6e6" draw:opacity="100%" draw:opacity-name="" draw:fill-image-width="0cm" draw:fill-image-height="0cm" draw:textarea-horizontal-align="justify" draw:textarea-vertical-align="middle" draw:auto-grow-height="false" fo:min-height="0cm" fo:min-width="0cm" fo:padding-top="0.16cm" fo:padding-bottom="0.16cm" fo:padding-left="0.285cm" fo:padding-right="0.285cm" draw:shadow="visible" draw:shadow-offset-x="0.1cm" draw:shadow-offset-y="0.1cm" draw:shadow-opacity="100%"/>
    </style:style>
    <style:style style:name="gr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754cm" fo:padding-top="0.175cm" fo:padding-bottom="0.175cm" fo:padding-left="0.3cm" fo:padding-right="0.3cm" draw:shadow="visible" draw:shadow-offset-x="0.1cm" draw:shadow-offset-y="0.1cm" draw:shadow-opacity="100%"/>
    </style:style>
    <style:style style:name="gr3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4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5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6" style:family="graphic" style:parent-style-name="standard">
      <style:graphic-properties svg:stroke-width="0.07cm" svg:stroke-color="#00ae00" draw:marker-start-width="0.155cm" draw:marker-end-width="0.155cm" draw:fill-color="#e6e6e6" draw:opacity="100%" draw:opacity-name="" draw:fill-image-width="0cm" draw:fill-image-height="0cm" draw:textarea-horizontal-align="justify" draw:textarea-vertical-align="middle" draw:auto-grow-height="false" fo:min-height="0cm" fo:min-width="0cm" fo:padding-top="0.16cm" fo:padding-bottom="0.16cm" fo:padding-left="0.285cm" fo:padding-right="0.285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489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svg:stroke-width="0.07cm" svg:stroke-color="#0084d1" draw:marker-start-width="0.155cm" draw:marker-end-width="0.155cm" draw:fill-color="#e6e6e6" draw:opacity="100%" draw:opacity-name="" draw:fill-image-width="0cm" draw:fill-image-height="0cm" draw:textarea-horizontal-align="justify" draw:textarea-vertical-align="middle" draw:auto-grow-height="false" fo:min-height="0cm" fo:min-width="0cm" fo:padding-top="0.16cm" fo:padding-bottom="0.16cm" fo:padding-left="0.285cm" fo:padding-right="0.285cm" draw:shadow="visible" draw:shadow-offset-x="0.1cm" draw:shadow-offset-y="0.1cm" draw:shadow-opacity="100%"/>
    </style:style>
    <style:style style:name="gr10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608cm" fo:min-width="3.954cm" fo:padding-top="0.175cm" fo:padding-bottom="0.175cm" fo:padding-left="0.3cm" fo:padding-right="0.3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0084d1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4" style:family="graphic" style:parent-style-name="standard">
      <style:graphic-properties svg:stroke-width="0.2cm" svg:stroke-color="#6b4794" draw:marker-start-width="0.5cm" draw:marker-end="Arrow" draw:marker-end-width="0.6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5" style:family="graphic" style:parent-style-name="standard">
      <style:graphic-properties svg:stroke-width="0.2cm" svg:stroke-color="#6b4794" draw:marker-start-width="0.3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6" style:family="graphic" style:parent-style-name="standard">
      <style:graphic-properties svg:stroke-width="0.2cm" svg:stroke-color="#6b4794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17" style:family="graphic" style:parent-style-name="standard">
      <style:graphic-properties svg:stroke-width="0.2cm" svg:stroke-color="#00ae00" draw:marker-start-width="0.5cm" draw:marker-end="Arrow" draw:marker-end-width="0.6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8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9" style:family="graphic" style:parent-style-name="standard">
      <style:graphic-properties svg:stroke-width="0.07cm" svg:stroke-color="#ff6633" draw:marker-start-width="0.155cm" draw:marker-end-width="0.155cm" draw:fill-color="#e6e6e6" draw:opacity="100%" draw:opacity-name="" draw:fill-image-width="0cm" draw:fill-image-height="0cm" draw:textarea-horizontal-align="justify" draw:textarea-vertical-align="middle" draw:auto-grow-height="false" fo:min-height="0cm" fo:min-width="0cm" fo:padding-top="0.16cm" fo:padding-bottom="0.16cm" fo:padding-left="0.285cm" fo:padding-right="0.285cm" draw:shadow="visible" draw:shadow-offset-x="0.1cm" draw:shadow-offset-y="0.1cm" draw:shadow-opacity="100%"/>
    </style:style>
    <style:style style:name="gr20" style:family="graphic" style:parent-style-name="standard">
      <style:graphic-properties draw:stroke="none" svg:stroke-width="0.06cm" svg:stroke-color="#000000" draw:marker-start-width="0.14cm" draw:marker-end-width="0.14cm" draw:fill="none" draw:fill-color="#ffffff" draw:opacity="100%" draw:fill-image-width="0cm" draw:fill-image-height="0cm" fo:min-height="2.795cm" fo:padding-top="0.175cm" fo:padding-bottom="0.175cm" fo:padding-left="0.3cm" fo:padding-right="0.3cm" draw:shadow="visible" draw:shadow-offset-x="0.1cm" draw:shadow-offset-y="0.1cm" draw:shadow-opacity="100%"/>
    </style:style>
    <style:style style:name="gr21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22" style:family="graphic" style:parent-style-name="standard">
      <style:graphic-properties svg:stroke-width="0.2cm" svg:stroke-color="#ff6633" draw:marker-start-width="0.5cm" draw:marker-end="Arrow" draw:marker-end-width="0.6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8pt" style:font-size-asian="18pt" style:font-size-complex="18pt"/>
    </style:style>
    <style:style style:name="P4" style:family="paragraph">
      <style:paragraph-properties fo:margin-left="0cm" fo:margin-right="0cm" fo:text-indent="0cm"/>
      <style:text-properties fo:color="#6b4794"/>
    </style:style>
    <style:style style:name="P5" style:family="paragraph">
      <style:paragraph-properties fo:margin-left="0cm" fo:margin-right="0cm" fo:text-indent="0cm"/>
      <style:text-properties fo:color="#6b4794" fo:font-size="14pt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00ae00"/>
    </style:style>
    <style:style style:name="P9" style:family="paragraph">
      <style:paragraph-properties fo:margin-left="0cm" fo:margin-right="0cm" fo:text-indent="0cm"/>
      <style:text-properties fo:color="#00ae00" fo:font-size="14pt" style:font-size-asian="18pt" style:font-size-complex="18pt"/>
    </style:style>
    <style:style style:name="P10" style:family="paragraph">
      <style:paragraph-properties fo:margin-left="0cm" fo:margin-right="0cm" fo:text-indent="0cm"/>
      <style:text-properties fo:color="#0084d1"/>
    </style:style>
    <style:style style:name="P11" style:family="paragraph">
      <style:paragraph-properties fo:margin-left="0cm" fo:margin-right="0cm" fo:text-indent="0cm"/>
      <style:text-properties fo:color="#0084d1" fo:font-size="14pt" style:font-size-asian="18pt" style:font-size-complex="18pt"/>
    </style:style>
    <style:style style:name="P12" style:family="paragraph">
      <style:paragraph-properties fo:margin-left="0cm" fo:margin-right="0cm" fo:text-align="end" fo:text-indent="0cm">
        <style:tab-stops/>
      </style:paragraph-properties>
      <style:text-properties fo:color="#6b4794"/>
    </style:style>
    <style:style style:name="P13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14" style:family="paragraph">
      <style:paragraph-properties fo:margin-left="0cm" fo:margin-right="0cm" fo:text-indent="0cm"/>
      <style:text-properties fo:font-size="9pt" style:font-size-asian="18pt" style:font-size-complex="18pt"/>
    </style:style>
    <style:style style:name="P15" style:family="paragraph">
      <style:paragraph-properties fo:margin-left="0cm" fo:margin-right="0cm" fo:text-indent="0cm"/>
      <style:text-properties fo:color="#ff6633"/>
    </style:style>
    <style:style style:name="P16" style:family="paragraph">
      <style:paragraph-properties fo:margin-left="0cm" fo:margin-right="0cm" fo:text-indent="0cm"/>
      <style:text-properties fo:color="#ff6633" fo:font-size="14pt" style:font-size-asian="18pt" style:font-size-complex="18pt"/>
    </style:style>
    <style:style style:name="P17" style:family="paragraph">
      <style:paragraph-properties fo:margin-left="0cm" fo:margin-right="0cm" fo:text-align="end" fo:text-indent="0cm">
        <style:tab-stops/>
      </style:paragraph-properties>
      <style:text-properties fo:color="#0084d1"/>
    </style:style>
    <style:style style:name="P18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993366" fo:font-size="8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color="#94006b" fo:font-size="8pt" style:font-size-asian="18pt" style:font-size-complex="18pt"/>
    </style:style>
    <style:style style:name="T5" style:family="text">
      <style:text-properties fo:color="#6b4794" fo:font-size="14pt" style:font-size-asian="18pt" style:font-size-complex="18pt"/>
    </style:style>
    <style:style style:name="T6" style:family="text">
      <style:text-properties fo:font-size="15pt" style:font-size-asian="18pt" style:font-size-complex="18pt"/>
    </style:style>
    <style:style style:name="T7" style:family="text">
      <style:text-properties fo:color="#00ae00" fo:font-size="14pt" style:font-size-asian="18pt" style:font-size-complex="18pt"/>
    </style:style>
    <style:style style:name="T8" style:family="text">
      <style:text-properties fo:color="#0084d1" fo:font-size="14pt" style:font-size-asian="18pt" style:font-size-complex="18pt"/>
    </style:style>
    <style:style style:name="T9" style:family="text">
      <style:text-properties fo:color="#00ae00" fo:font-size="9pt" style:font-size-asian="12pt" style:font-size-complex="12pt"/>
    </style:style>
    <style:style style:name="T10" style:family="text">
      <style:text-properties fo:color="#6b4794" fo:font-size="9pt" style:font-size-asian="12pt" style:font-size-complex="12pt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fo:color="#ff6633" fo:font-size="14pt" style:font-size-asian="18pt" style:font-size-complex="18pt"/>
    </style:style>
    <style:style style:name="T13" style:family="text">
      <style:text-properties fo:color="#ff6633" fo:font-size="9pt" style:font-size-asian="12pt" style:font-size-complex="12pt"/>
    </style:style>
    <style:style style:name="T14" style:family="text">
      <style:text-properties fo:color="#0084d1" fo:font-size="9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951cm" svg:height="2.357cm" svg:x="0.285cm" svg:y="8.575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53cm" svg:height="2.131cm" svg:x="0.385cm" svg:y="8.628cm">
          <draw:text-box>
            <text:p text:style-name="P2"><text:span text:style-name="T2">Class</text:span><text:span text:style-name="T3"> Customer [</text:span></text:p>
            <text:p text:style-name="P2"><text:span text:style-name="T3"><text:s text:c="4"/></text:span><text:span text:style-name="T4">string</text:span><text:span text:style-name="T3"> <text:s/>name </text:span><text:span text:style-name="T4">maxLength</text:span><text:span text:style-name="T3"> </text:span></text:p>
            <text:p text:style-name="P2"><text:span text:style-name="T3"><text:s text:c="4"/></text:span><text:span text:style-name="T4">string</text:span><text:span text:style-name="T3"> emailAddress </text:span><text:span text:style-name="T4">regex</text:span></text:p>
            <text:p text:style-name="P2"><text:span text:style-name="T3"><text:s text:c="4"/></text:span><text:span text:style-name="T4">integer</text:span><text:span text:style-name="T3"> age;</text:span></text:p>
            <text:p text:style-name="P2"><text:span text:style-name="T3">]</text:span></text:p>
          </draw:text-box>
        </draw:frame>
        <draw:frame draw:style-name="gr3" draw:text-style-name="P5" draw:layer="layout" svg:width="5.805cm" svg:height="0.969cm" svg:x="-0.2cm" svg:y="10.937cm">
          <draw:text-box>
            <text:p text:style-name="P4"><text:span text:style-name="T5">BusinessDomain Model</text:span></text:p>
          </draw:text-box>
        </draw:frame>
        <draw:custom-shape draw:style-name="gr4" draw:text-style-name="P6" draw:layer="layout" svg:width="5.706cm" svg:height="1.431cm" svg:x="7.748cm" svg:y="9.922cm">
          <text:p text:style-name="P6"><text:span text:style-name="T6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706cm" svg:height="1.516cm" svg:x="7.748cm" svg:y="8.154cm">
          <text:p text:style-name="P6"><text:span text:style-name="T6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706cm" svg:height="1.515cm" svg:x="7.748cm" svg:y="6.387cm">
          <text:p text:style-name="P6"><text:span text:style-name="T6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706cm" svg:height="1.515cm" svg:x="7.748cm" svg:y="4.619cm">
          <text:p text:style-name="P6"><text:span text:style-name="T6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241cm" svg:height="1.01cm" svg:x="9.545cm" svg:y="11.69cm">
          <text:p text:style-name="P2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3.951cm" svg:height="2.357cm" svg:x="0.244cm" svg:y="4.835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4.653cm" svg:height="2.104cm" svg:x="0.344cm" svg:y="4.988cm">
          <draw:text-box>
            <text:p text:style-name="P2"><text:span text:style-name="T2">service</text:span><text:span text:style-name="T3"> saveOrder [</text:span></text:p>
            <text:p text:style-name="P2"><text:span text:style-name="T3"><text:s text:c="4"/></text:span><text:span text:style-name="T4">Customer</text:span><text:span text:style-name="T3">;</text:span></text:p>
            <text:p text:style-name="P2"><text:span text:style-name="T3"><text:s text:c="4"/></text:span><text:span text:style-name="T4">Order</text:span><text:span text:style-name="T3">;</text:span></text:p>
            <text:p text:style-name="P2"><text:span text:style-name="T3">]</text:span></text:p>
          </draw:text-box>
        </draw:frame>
        <draw:frame draw:style-name="gr8" draw:text-style-name="P9" draw:layer="layout" svg:width="3.794cm" svg:height="0.969cm" svg:x="0.261cm" svg:y="7.197cm">
          <draw:text-box>
            <text:p text:style-name="P8"><text:span text:style-name="T7">Service Model</text:span></text:p>
          </draw:text-box>
        </draw:frame>
        <draw:custom-shape draw:style-name="gr9" draw:text-style-name="P1" draw:layer="layout" svg:width="3.951cm" svg:height="2.357cm" svg:x="8.543cm" svg:y="0.3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53cm" svg:height="2.131cm" svg:x="8.643cm" svg:y="0.253cm">
          <draw:text-box>
            <text:p text:style-name="P2"><text:span text:style-name="T2">form</text:span><text:span text:style-name="T3"> OrderForm [</text:span></text:p>
            <text:p text:style-name="P2"><text:span text:style-name="T3"><text:s text:c="4"/></text:span><text:span text:style-name="T4">higth</text:span><text:span text:style-name="T3"> 40;</text:span></text:p>
            <text:p text:style-name="P2"><text:span text:style-name="T3"><text:s text:c="4"/></text:span><text:span text:style-name="T4">type</text:span><text:span text:style-name="T3"> modal;</text:span></text:p>
            <text:p text:style-name="P2"><text:span text:style-name="T3"><text:s text:c="4"/></text:span><text:span text:style-name="T4">widget </text:span><text:span text:style-name="T3">service;</text:span></text:p>
            <text:p text:style-name="P2"><text:span text:style-name="T3">]</text:span></text:p>
          </draw:text-box>
        </draw:frame>
        <draw:frame draw:style-name="gr10" draw:text-style-name="P11" draw:layer="layout" svg:width="4.873cm" svg:height="0.969cm" svg:x="8.321cm" svg:y="2.661cm">
          <draw:text-box>
            <text:p text:style-name="P10"><text:span text:style-name="T8">Presentation Model</text:span></text:p>
          </draw:text-box>
        </draw:frame>
        <draw:frame draw:style-name="gr11" draw:text-style-name="P13" draw:layer="layout" svg:width="2.973cm" svg:height="1.558cm" svg:x="10.464cm" svg:y="8.154cm">
          <draw:text-box>
            <text:p text:style-name="P12"><text:span text:style-name="T9">Domain services</text:span></text:p>
            <text:p text:style-name="P12"><text:span text:style-name="T10">Domain classes</text:span></text:p>
            <text:p text:style-name="P12"><text:span text:style-name="T10">Businessrules</text:span></text:p>
          </draw:text-box>
        </draw:frame>
        <draw:frame draw:style-name="gr12" draw:text-style-name="P13" draw:layer="layout" svg:width="3.468cm" svg:height="1.889cm" svg:x="9.986cm" svg:y="9.67cm">
          <draw:text-box>
            <text:p text:style-name="P12"><text:span text:style-name="T10">Data access objects</text:span></text:p>
            <text:p text:style-name="P12"><text:span text:style-name="T10">Spring configuration</text:span></text:p>
            <text:p text:style-name="P12"><text:span text:style-name="T10">Hibernate mappings</text:span></text:p>
          </draw:text-box>
        </draw:frame>
        <draw:line draw:style-name="gr13" draw:text-style-name="P7" draw:layer="layout" svg:x1="10.481cm" svg:y1="3.541cm" svg:x2="10.481cm" svg:y2="4.467cm">
          <text:p text:style-name="P2"/>
        </draw:line>
        <draw:g>
          <draw:connector draw:style-name="gr14" draw:text-style-name="P7" draw:layer="layout" draw:type="curve" svg:x1="4.931cm" svg:y1="9.77cm" svg:x2="7.397cm" svg:y2="10.672cm">
            <text:p text:style-name="P2"/>
          </draw:connector>
          <draw:connector draw:style-name="gr14" draw:text-style-name="P7" draw:layer="layout" draw:type="curve" svg:x1="4.921cm" svg:y1="9.76cm" svg:x2="7.345cm" svg:y2="8.996cm">
            <text:p text:style-name="P2"/>
          </draw:connector>
          <draw:line draw:style-name="gr15" draw:text-style-name="P7" draw:layer="layout" svg:x1="4.499cm" svg:y1="9.754cm" svg:x2="5.377cm" svg:y2="9.754cm">
            <text:p text:style-name="P2"/>
          </draw:line>
          <draw:line draw:style-name="gr16" draw:text-style-name="P7" draw:layer="layout" svg:x1="5.114cm" svg:y1="9.754cm" svg:x2="5.553cm" svg:y2="9.754cm">
            <text:p text:style-name="P2"/>
          </draw:line>
        </draw:g>
        <draw:connector draw:style-name="gr17" draw:text-style-name="P7" draw:id="id1" draw:layer="layout" draw:type="curve" svg:x1="4.543cm" svg:y1="6.267cm" svg:x2="7.189cm" svg:y2="8.304cm">
          <text:p text:style-name="P2"/>
        </draw:connector>
        <draw:connector draw:style-name="gr17" draw:text-style-name="P7" draw:layer="layout" draw:type="curve" draw:line-skew="0.957cm" svg:x1="4.543cm" svg:y1="6.267cm" svg:x2="7.015cm" svg:y2="6.824cm" draw:start-shape="id1" draw:start-glue-point="2">
          <text:p text:style-name="P2"/>
        </draw:connector>
        <draw:frame draw:style-name="gr18" draw:text-style-name="P14" draw:layer="layout" svg:width="2.243cm" svg:height="0.842cm" svg:x="10.657cm" svg:y="3.525cm">
          <draw:text-box>
            <text:p text:style-name="P2"><text:span text:style-name="T11">generate</text:span></text:p>
          </draw:text-box>
        </draw:frame>
        <draw:custom-shape draw:style-name="gr19" draw:text-style-name="P1" draw:layer="layout" svg:width="3.951cm" svg:height="2.357cm" svg:x="16.8cm" svg:y="5.851cm">
          <text:p text:style-name="P1"><text:span text:style-name="T1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3" draw:layer="layout" svg:width="4.653cm" svg:height="3.145cm" svg:x="16.9cm" svg:y="6.003cm">
          <draw:text-box>
            <text:p text:style-name="P3"><text:span text:style-name="T2">dto</text:span><text:span text:style-name="T3"> CustomerDTO [</text:span></text:p>
            <text:p text:style-name="P3"><text:span text:style-name="T3"><text:s text:c="4"/></text:span><text:span text:style-name="T4">Customer.</text:span><text:span text:style-name="T3">name;</text:span></text:p>
            <text:p text:style-name="P3"><text:span text:style-name="T3"><text:s text:c="4"/></text:span><text:span text:style-name="T4">Customer.</text:span><text:span text:style-name="T3"> emailAddress;</text:span></text:p>
            <text:p text:style-name="P3"><text:span text:style-name="T3"><text:s text:c="4"/></text:span><text:span text:style-name="T4">Customer.</text:span><text:span text:style-name="T3">age;</text:span></text:p>
            <text:p text:style-name="P3"><text:span text:style-name="T3">]</text:span></text:p>
          </draw:text-box>
        </draw:frame>
        <draw:frame draw:style-name="gr21" draw:text-style-name="P16" draw:layer="layout" svg:width="5.009cm" svg:height="1.432cm" svg:x="16.378cm" svg:y="8.212cm">
          <draw:text-box>
            <text:p text:style-name="P15"><text:span text:style-name="T12">DataContract Model</text:span></text:p>
          </draw:text-box>
        </draw:frame>
        <draw:connector draw:style-name="gr22" draw:text-style-name="P7" draw:layer="layout" draw:type="curve" svg:x1="16.485cm" svg:y1="7.085cm" svg:x2="13.86cm" svg:y2="7.084cm">
          <text:p text:style-name="P2"/>
        </draw:connector>
        <draw:frame draw:style-name="gr18" draw:text-style-name="P14" draw:layer="layout" svg:width="2.502cm" svg:height="0.842cm" svg:x="14.598cm" svg:y="6.208cm">
          <draw:text-box>
            <text:p text:style-name="P2"><text:span text:style-name="T11">generate</text:span></text:p>
          </draw:text-box>
        </draw:frame>
        <draw:frame draw:style-name="gr18" draw:text-style-name="P14" draw:layer="layout" svg:width="2.476cm" svg:height="0.842cm" svg:x="4.324cm" svg:y="8.828cm">
          <draw:text-box>
            <text:p text:style-name="P2"><text:span text:style-name="T11">generate</text:span></text:p>
          </draw:text-box>
        </draw:frame>
        <draw:frame draw:style-name="gr18" draw:text-style-name="P14" draw:layer="layout" svg:width="1.976cm" svg:height="0.842cm" svg:x="4.324cm" svg:y="5.424cm">
          <draw:text-box>
            <text:p text:style-name="P2"><text:span text:style-name="T11">generate</text:span></text:p>
          </draw:text-box>
        </draw:frame>
        <draw:frame draw:style-name="gr11" draw:text-style-name="P13" draw:layer="layout" svg:width="3.739cm" svg:height="1.558cm" svg:x="9.699cm" svg:y="6.354cm">
          <draw:text-box>
            <text:p text:style-name="P12"><text:span text:style-name="T13">DTO's</text:span></text:p>
            <text:p text:style-name="P12"><text:span text:style-name="T13">Assemblers</text:span></text:p>
            <text:p text:style-name="P12"><text:span text:style-name="T9">Remote/local services</text:span></text:p>
          </draw:text-box>
        </draw:frame>
        <draw:custom-shape draw:style-name="gr5" draw:text-style-name="P7" draw:layer="layout" svg:width="1.546cm" svg:height="0.51cm" svg:x="10.399cm" svg:y="12.26cm">
          <text:p text:style-name="P2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1" draw:text-style-name="P18" draw:layer="layout" svg:width="2.707cm" svg:height="1.558cm" svg:x="10.732cm" svg:y="4.554cm">
          <draw:text-box>
            <text:p text:style-name="P17"><text:span text:style-name="T14">Html</text:span></text:p>
            <text:p text:style-name="P17"><text:span text:style-name="T14">Servle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1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7T11:48:24</meta:creation-date>
    <dc:date>2008-09-09T12:04:19</dc:date>
    <meta:editing-cycles>40</meta:editing-cycles>
    <meta:editing-duration>PT13H9M29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